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in" style:auto-text-indent="false" fo:padding="0in" fo:border="none" fo:keep-with-next="auto"/>
    </style:style>
    <style:style style:name="P3"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8496b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P4"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in" style:auto-text-indent="false" fo:padding="0in" fo:border="none" fo:keep-with-next="auto"/>
      <style:text-properties fo:color="#8496b0" fo:font-size="10pt" fo:font-style="italic" style:font-size-asian="10pt" style:font-style-asian="italic" style:font-size-complex="10pt"/>
    </style:style>
    <style:style style:name="P5"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color="#8496b0" fo:font-size="10pt" fo:font-style="italic" style:font-size-asian="10pt" style:font-style-asian="italic"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fo:color="#8496b0" fo:font-size="10pt" fo:font-style="italic" style:font-size-asian="10pt" style:font-style-asian="italic" style:font-size-complex="10pt"/>
    </style:style>
    <style:style style:name="P8" style:family="paragraph" style:parent-style-name="Standard">
      <style:paragraph-properties fo:text-align="justify" style:justify-single-word="false"/>
      <style:text-properties fo:color="#8496b0" fo:font-size="10pt" fo:font-style="italic" style:font-size-asian="10pt" style:font-style-asian="italic" style:font-size-complex="10pt"/>
    </style:style>
    <style:style style:name="P9" style:family="paragraph" style:parent-style-name="Standard">
      <style:paragraph-properties fo:text-align="justify" style:justify-single-word="false"/>
      <style:text-properties fo:color="#8496b0" fo:font-size="10pt" fo:font-style="italic" officeooo:paragraph-rsid="0019a091" style:font-size-asian="10pt" style:font-style-asian="italic" style:font-size-complex="10pt"/>
    </style:style>
    <style:style style:name="P10" style:family="paragraph" style:parent-style-name="Heading_20_1" style:list-style-name="WWNum1">
      <style:paragraph-properties fo:margin-left="0.25in" fo:margin-right="0in" fo:text-indent="-0.25in" style:auto-text-indent="false"/>
    </style:style>
    <style:style style:name="P11" style:family="paragraph" style:parent-style-name="Title" style:master-page-name="Standard">
      <style:paragraph-properties style:page-number="1"/>
      <style:text-properties fo:font-size="22pt" style:font-size-asian="22pt" style:font-size-complex="22pt"/>
    </style:style>
    <style:style style:name="T1"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2" style:family="text">
      <style:text-properties fo:color="#8496b0" fo:font-size="10pt" fo:font-style="italic" style:font-size-asian="10pt" style:font-style-asian="italic" style:font-size-complex="10pt"/>
    </style:style>
    <style:style style:name="T3" style:family="text">
      <style:text-properties fo:color="#8496b0" fo:font-size="10pt" fo:font-style="italic" officeooo:rsid="001acc67" style:font-size-asian="10pt" style:font-style-asian="italic" style:font-size-complex="10pt"/>
    </style:style>
    <style:style style:name="T4" style:family="text">
      <style:text-properties fo:color="#1155cc" fo:font-size="10pt" fo:font-style="italic" style:text-underline-style="solid" style:text-underline-width="auto" style:text-underline-color="font-color" style:font-size-asian="10pt" style:font-style-asian="italic" style:font-size-complex="10pt"/>
    </style:style>
    <style:style style:name="T5" style:family="text">
      <style:text-properties officeooo:rsid="001acc67"/>
    </style:style>
    <style:style style:name="T6" style:family="text">
      <style:text-properties officeooo:rsid="0019a0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Έγγραφο απαιτήσεων εμπλεκομένων μερών (StRS)<text:line-break/>Stakeholders Requirements Specification</text:p>
      <text:p text:style-name="P3">ΠΡΟΣΑΡΜΟΓΗ ΤΟΥ ΑΝΤΙΣΤΟΙΧΟΥ ΕΓΓΡΑΦΟΥ ΤΟΥ ΠΡΟΤΥΠΟΥ ISO/IEC/IEEE 29148:2011</text:p>
      <text:p text:style-name="P3"/>
      <text:p text:style-name="Subtitle">Η Επιχείρηση</text:p>
      <text:list xml:id="list3227712708" text:style-name="WWNum1">
        <text:list-item>
          <text:p text:style-name="P10"><text:bookmark text:name="_gjdgxs"/>Εισαγωγή</text:p>
        </text:list-item>
      </text:list>
      <text:p text:style-name="Heading_20_2">1.1<text:tab/>Ταυτότητα - επιχειρησιακοί στόχοι</text:p>
      <text:p text:style-name="P4">Το “Alcowatch” είναι μια πλατφόρμα στην οποία παρουσιάζονται πληροφορίες τιμών για είδη κάβας. H εισαγωγή των πληροφοριών ακολουθεί το μοντέλο crowdsourcing, δηλαδή εθελοντές χρήστες της πλατφόρμας εισάγουν αφιλοκερδώς πληροφορίες για τα προϊόντα. Μέσω της πλατφόρμας δίνουμε την δυνατότητα στους καταναλωτές να βρουν εύκολα τα προϊόντα που επιθυμούν σε χαμηλές τιμές αλλά και στα καταστήματα να προκληθούν σε μεγαλύτερο κοινό. </text:p>
      <text:p text:style-name="P4"/>
      <text:p text:style-name="P2">1.2<text:tab/>Περίγραμμα επιχειρησιακών λειτουργιών</text:p>
      <text:p text:style-name="P9"><text:span text:style-name="T6">Σκοπός μας είναι η πλατφόρμα μας να χρησιμοποιείται από όλους όσους θέλουν να αναζητήσουν προϊόντα ειδών κάβας, ή να καταγράψουν τις τιμές τους. Θέλουμε οι υπηρεσίες που προσφέρουμε, η επεξεργασία προϊόντων, τιμών, καταστημάτων και η παρακολούθηση των τιμών να διατίθενται δωρεάν και η χρήση της να επεκταθεί όσο το δυνατόν σε μεγαλύτερο δίκτυο χρηστών, χωρίς να περιορίζεται από γεωγραφικά σύνορα. </text:span></text:p>
      <text:list xml:id="list182021940538812" text:continue-numbering="true" text:style-name="WWNum1">
        <text:list-item>
          <text:p text:style-name="P10">Αναφορές - πηγές πληροφοριών</text:p>
        </text:list-item>
      </text:list>
      <text:p text:style-name="P6"><text:span text:style-name="T2">Μια παρόμοια πλατφόρμα συλλογής τιμών για προϊόντα ανάμεσα σε διαφορετικά καταστήματα είναι το </text:span><text:a xlink:type="simple" xlink:href="https://www.skroutz.gr/" text:style-name="ListLabel_20_1" text:visited-style-name="ListLabel_20_1"><text:span text:style-name="T4">https://www.skroutz.gr/</text:span></text:a><text:span text:style-name="T2"> . Ωστόσο για να εμφανίζεται η τιμή που προσφέρει ένα κατάστημα για κάποιο προϊόν, θα πρέπει να έχει προηγηθεί συνεργασία του καταστήματος με την εταιρία Skroutz αλλά και το ίδιο το κατάστημα να διαθέτει ηλεκτρονικό τιμοκατάλογο. </text:span><text:span text:style-name="T3">Όμως,</text:span><text:span text:style-name="T2"> υπάρχουν πολλά καταστήματα που δεν έχουν παρουσία στο διαδίκτυο τα οποία δεν μπορούν να επωφεληθούν από αυτή την υπηρεσία.</text:span></text:p>
      <text:list xml:id="list182023123308402" text:continue-numbering="true" text:style-name="WWNum1">
        <text:list-item>
          <text:p text:style-name="P10">Διαχειριστικές απαιτήσεις επιχειρησιακού περιβάλλοντος</text:p>
        </text:list-item>
      </text:list>
      <text:p text:style-name="Heading_20_2">3.1<text:tab/>Επιχειρησιακό μοντέλο</text:p>
      <text:p text:style-name="P8">Οι καταναλωτές αναζητούν τόσο τις πιο ποιοτικές όσο και τις πιο οικονομικές λύσεις για τις αγορές τους. Μέσω της πλατφόρμας μας μπορούν πολύ εύκολα να βρουν τις πιο οικονομικές επιλογές ανάμεσα σε πολλά καταστήματα, καθώς οι πληροφορίες εισάγονται από τους ίδιους τους καταναλωτές. Μέχρι τώρα, για την έρευνα αγοράς <text:soft-page-break/>τους οι καταναλωτές θα έπρεπε να επισκεφτούν πολλά διαφορετικά καταστήματα το οποίο είναι μια αρκετά χρονοβόρα διαδικασία. Πλέον έχουν όλες τις πληροφορίες συγκεντρωμένες σε έναν ιστότοπο και μάλιστα δωρεάν το οποίο θα οδηγήσει την πλατφόρμα μας σε υψηλή επισκεψιμότητα. Λόγω της υψηλής της επισκεψιμότητας, <text:s/>επωφεληθούνται και τα καταστήματα με αποτέλεσμα να έχουν μεγάλο κίνητρο εκπτώσεων και προσφορών.</text:p>
      <text:p text:style-name="Standard"/>
      <text:p text:style-name="Heading_20_2">3.2<text:tab/>Περιβάλλον διαχείρισης πληροφοριών</text:p>
      <text:p text:style-name="P8">Στην παρούσα στιγμή, δεν υπάρχει άλλη αντίστοιχη πλατφόρμα διαχείρισης και καταγραφής τιμών αλκοολούχων ποτών. Η εφαρμογή μας καλύπτει ένα μεγάλο κενό της αγοράς όσον αφορά την ποικιλία των προϊόντων και των τιμών. Επιπλέον διαφοροποιείται στο ότι η καταγραφή τιμών γίνεται από εθελοντές και όχι από υπαλλήλους. γεγονός που ενισχύει την αμεροληψία, τη διαφάνεια και κατά συνέπεια την αξιοπιστία. <text:span text:style-name="T5">Για να ενισχυθούν αυτά, οι εθελοντές μπορούν να επεξεργαστούν τις αντίστοιχες πληροφορίες, όταν διαπιστώνουν αποκλήσεις αυτών από τα πραγματικά δεδομένα των αντικειμένων.</text:span></text:p>
      <text:list xml:id="list182023205815784" text:continue-numbering="true" text:style-name="WWNum1">
        <text:list-item>
          <text:p text:style-name="P10">Λειτουργικές απαιτήσεις επιχειρησιακού περιβάλλοντος</text:p>
        </text:list-item>
      </text:list>
      <text:p text:style-name="Heading_20_2">4.1<text:tab/>Επιχειρησιακές διαδικασίες</text:p>
      <text:p text:style-name="P8">Οι κατασκευαστές της πλατφόρμας διαθέτουν πλήρη τεχνική και σχεδιαστική εξειδίκευση, προκειμένου αυτή να λειτουργεί σωστά. Ελέγχουν για πιθανές αλλαγές και συντηρούν τη βάση δεδομένων με τις πληροφορίες των προϊόντων και των καταστημάτων. Η εισαγωγή, επεξεργασία <text:s/>και εξαγωγή δεδομένων από τη βάση της εφαρμογής είναι λειτουργίες υλοποιημένες στο backend του συστήματος και δεν απαιτούν την άμεση παρέμβαση του χρήστη. Ο χρήστης επιλέγει από το frontend του συστήματος τη λειτουργία που θέλει να εκτελέσει.</text:p>
      <text:p text:style-name="P3"/>
      <text:p text:style-name="Heading_20_2">4.2<text:tab/>Περιορισμοί</text:p>
      <text:p text:style-name="P5">Κάθε προϊόν και κατάστημα στη βάση πρέπει να έχει όλα τα απαραίτητα χαρακτηριστικά όπως περιγράφονται στις απαιτήσεις.</text:p>
      <text:p text:style-name="P5"/>
      <text:p text:style-name="Heading_20_2">4.3<text:tab/>Δείκτες ποιότητας</text:p>
      <text:p text:style-name="P8">Είναι πολύ σημαντική η ικανοποίηση των χρηστών από την χρήση της πλατφόρμα μας. Θέλουμε να έχουμε κάποιο μετρήσιμο μέγεθος για να καταλαβαίνουμε αν πετυχαίνουμε αυτό τον στόχο. Ένας τέτοιος δείκτης είναι η επαναλαμβανόμενη επισκεψιμότητα των χρηστών. Αν κάποιος χρήστης βρει αυτό που επιθυμεί, είναι αρκετά πιθανό πως θα επισκεφτεί ξανά την πλατφόρμα μας για να αναζητήσει κάποιο καινούργιο προϊόν.</text:p>
      <text:list xml:id="list182023924770781" text:continue-numbering="true" text:style-name="WWNum1">
        <text:list-item>
          <text:p text:style-name="P10">Έκθεση απαιτήσεων χρηστών</text:p>
        </text:list-item>
      </text:list>
      <text:p text:style-name="P8">Απώτερος στόχος των εθελοντών είναι η πλήρης καταγραφή των τιμών των αλκοολούχων ποτών, από όλα τα δυνατά σημεία πώλησής τους. Ταυτόχρονα θα πρέπει ανά πάσα στιγμή οι τιμές των προϊόντων να είναι οι τρέχουσες. <text:span text:style-name="T5">Μας ενδιαφέρει στη διαδικασία αυτή να συμμετέχει οποιοσδήποτε χρήσης ενδιαφέρεται, μέσω μιας απλή και εύχρηστης διεπαφής, που δεν απαιτεί τεχνικές γνώσεις.</text:span></text:p>
      <text:list xml:id="list182023977779541" text:continue-numbering="true" text:style-name="WWNum1">
        <text:list-item>
          <text:p text:style-name="P10"><text:soft-page-break/>Αρχές του προτεινόμενου συστήματος</text:p>
        </text:list-item>
      </text:list>
      <text:p text:style-name="P8">Οι χρήστες μπορούν εύκολα να έχουν πρόσβαση στην πλατφόρμα μας ακόμα και όταν βρίσκονται ήδη σε κάποιο κατάστημα και επιθυμούν να ελέγξουν την τιμή για κάποιο συγκεκριμένο προϊόν. Επίσης, μπορούν να ελέγξουν τη διαθεσιμότητα ενός προϊόντος σε καταστήματα μία συγκεκριμένης χιλιομετρικής ακτίνας.</text:p>
      <text:p text:style-name="P5"/>
      <text:list xml:id="list182022400208307" text:continue-numbering="true" text:style-name="WWNum1">
        <text:list-item>
          <text:p text:style-name="P10">Περιορισμοί στο πλαίσιο του έργου</text:p>
        </text:list-item>
      </text:list>
      <text:p text:style-name="P7">Η πλατφόρμα μας είναι ένας ιστότοπος και τεχνικά είναι χωρισμένη σε δύο κομμάτια: το frontend και το backend. Το frontend είναι αυτό που εμφανίζεται στον τελικό χρήστη. Εμφανίζεται εξίσου καλά σε υπολογιστές και σε κινητά. Λόγω του ότι το περιεχόμενο θα είναι δυναμικό, <text:span text:style-name="T5">έχει υλοποιηθεί</text:span> σε Reactstrap με την χρήση του React Framework. Το backend είναι ο server ο οποίος <text:s/>παρέχει τις πληροφορίες που <text:span text:style-name="T5">εμφανίζονται </text:span><text:s/><text:span text:style-name="T5">σ</text:span>το frontend αλλά και <text:span text:style-name="T5">αποθηκεύει</text:span> τα δεδομένα που εισάγουν οι εθελοντές. Eίναι σε θέση να υποστηρίξει μεγάλο όγκο χρηστών και μεταφοράς δεδομένων και να είναι διαρκώς διαθέσιμο. <text:span text:style-name="T5">Έχει υλοποιηθεί</text:span> σε Node.JS με χρήση του Express Framework και αποθηκεύει όλα τα δεδομένα σε μια βάση δεδομένων MySQL. Το backend τρέχει σε έναν Linux server με χρήση Nginx.</text:p>
      <text:p text:style-name="P5"/>
      <text:list xml:id="list182024035501000" text:continue-numbering="true" text:style-name="WWNum1">
        <text:list-item>
          <text:p text:style-name="P10">Παράρτημα: ακρωνύμια και συντομογραφίες </text:p>
        </text:list-item>
      </text:list>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margin-top="0.4165in" fo:margin-bottom="0in" loext:contextual-spacing="false" fo:line-height="100%" fo:keep-together="always" fo:text-indent="-0.25in" style:auto-text-indent="false" fo:keep-with-next="always"/>
      <style:text-properties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3937in" fo:margin-right="0in" fo:margin-top="0.1665in" fo:margin-bottom="0in" loext:contextual-spacing="false" fo:line-height="100%" fo:keep-together="always" fo:text-indent="-0.3937in" style:auto-text-indent="false" fo:keep-with-next="always"/>
      <style:text-properties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false"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in" fo:margin-bottom="0.111in" loext:contextual-spacing="false" fo:line-height="100%"/>
      <style:text-properties fo:color="#5a5a5a" fo:font-size="14pt" style:font-size-asian="14pt" style:font-size-complex="14pt"/>
    </style:style>
    <style:style style:name="Footer" style:family="paragraph" style:parent-style-name="Standard" style:class="extra"/>
    <style:style style:name="ListLabel_20_1" style:display-name="ListLabel 1" style:family="text">
      <style:text-properties fo:color="#1155cc" fo:font-size="10pt" fo:font-style="italic" style:text-underline-style="solid" style:text-underline-width="auto" style:text-underline-color="font-color" style:font-size-asian="10pt" style:font-style-asian="italic"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span text:style-name="MT1">ΟΜΑΔΑ<text:tab/>ΕΓΓΡΑΦΟ StRS<text:tab/>Σελ </text:span><text:page-number text:select-page="current">3</text:page-number><text:span text:style-name="MT1"><text:s/>/ <text:s/></text:span><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2-24T18:20:07.810839199</dc:date>
    <meta:editing-duration>PT11M45S</meta:editing-duration>
    <meta:editing-cycles>2</meta:editing-cycles>
    <meta:document-statistic meta:table-count="0" meta:image-count="0" meta:object-count="0" meta:page-count="3" meta:paragraph-count="30" meta:word-count="827" meta:character-count="5727" meta:non-whitespace-character-count="4930"/>
  </office:meta>
</office:document-meta>
</file>